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draw:fill="none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draw:id="id1">
            <draw:custom-shape draw:style-name="gr1" draw:text-style-name="P2" draw:layer="layout" svg:width="3.81cm" svg:height="1.905cm" svg:x="2.34cm" svg:y="1.342cm">
              <text:p text:style-name="P1"><text:span text:style-name="T1">LeakyShaper</text:span></text:p>
              <text:p text:style-name="P1"><text:span text:style-name="T2">Buffer size = CBS + EBS</text:span></text:p>
              <text:p text:style-name="P1"><text:span text:style-name="T3"/></text:p>
              <text:p text:style-name="P1"><text:span text:style-name="T3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layer="layout" svg:width="3.138cm" svg:height="0.759cm" svg:x="2.677cm" svg:y="2.377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draw:g>
          <draw:connector draw:style-name="gr3" draw:text-style-name="P1" draw:layer="layout" draw:type="line" svg:x1="0.513cm" svg:y1="2.298cm" svg:x2="2.34cm" svg:y2="2.294cm" draw:end-shape="id1" svg:d="m513 2298 1827-4">
            <text:p/>
          </draw:connector>
          <draw:g draw:id="id2">
            <draw:g>
              <draw:custom-shape draw:style-name="gr1" draw:text-style-name="P2" draw:layer="layout" svg:width="3.81cm" svg:height="1.905cm" svg:x="7.32cm" svg:y="1.342cm">
                <text:p text:style-name="P1"><text:span text:style-name="T1">TokenShaper</text:span></text:p>
                <text:p text:style-name="P1"><text:span text:style-name="T3"/></text:p>
                <text:p text:style-name="P1"><text:span text:style-name="T3"/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" draw:layer="layout" svg:width="2.913cm" svg:height="0.716cm" svg:x="7.757cm" svg:y="2.277cm">
                <draw:object xlink:href="./Object 2" xlink:type="simple" xlink:show="embed" xlink:actuate="onLoad"/>
                <draw:image xlink:href="./ObjectReplacements/Object 2" xlink:type="simple" xlink:show="embed" xlink:actuate="onLoad"/>
              </draw:frame>
            </draw:g>
          </draw:g>
          <draw:connector draw:style-name="gr3" draw:text-style-name="P1" draw:layer="layout" draw:type="line" svg:x1="6.15cm" svg:y1="2.294cm" svg:x2="7.32cm" svg:y2="2.294cm" draw:start-shape="id1" draw:start-glue-point="1" draw:end-shape="id2" draw:end-glue-point="3" svg:d="m6150 2294h1170">
            <text:p/>
          </draw:connector>
          <draw:connector draw:style-name="gr3" draw:text-style-name="P1" draw:layer="layout" draw:type="line" svg:x1="11.13cm" svg:y1="2.294cm" svg:x2="12.828cm" svg:y2="2.278cm" draw:start-shape="id2" draw:start-glue-point="1" svg:d="m11130 2294 1698-16">
            <text:p/>
          </draw:connector>
          <draw:custom-shape draw:style-name="gr4" draw:text-style-name="P1" draw:layer="layout" svg:width="10.16cm" svg:height="3.175cm" svg:x="1.505cm" svg:y="0.70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4.037cm" svg:height="0.607cm" svg:x="7.828cm" svg:y="0.1cm">
            <draw:text-box>
              <text:p><text:span text:style-name="T3">RatedNegotiablePolicer2</text:span></text:p>
            </draw:text-box>
          </draw:frame>
          <draw:frame draw:style-name="gr5" draw:text-style-name="P3" draw:layer="layout" svg:width="1.213cm" svg:height="0.607cm" svg:x="0.1cm" svg:y="1.677cm">
            <draw:text-box>
              <text:p><text:span text:style-name="T3">Input</text:span></text:p>
            </draw:text-box>
          </draw:frame>
          <draw:frame draw:style-name="gr5" draw:text-style-name="P3" draw:layer="layout" svg:width="1.459cm" svg:height="0.607cm" svg:x="11.857cm" svg:y="1.47cm">
            <draw:text-box>
              <text:p><text:span text:style-name="T3">Outpu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462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IZKE </meta:initial-creator>
    <meta:creation-date>2011-02-11T12:52:11</meta:creation-date>
    <dc:date>2011-02-11T14:52:17</dc:date>
    <dc:creator>IIZKE </dc:creator>
    <meta:editing-duration>PT00H22M07S</meta:editing-duration>
    <meta:editing-cycles>3</meta:editing-cycles>
    <meta:generator>OpenOffice.org/3.2$Linux OpenOffice.org_project/320m19$Build-9505</meta:generator>
    <meta:document-statistic meta:object-count="15"/>
  </office:meta>
</office:document-meta>
</file>

<file path=Object 1/content.xml><?xml version="1.0" encoding="utf-8"?>
<math xmlns="http://www.w3.org/1998/Math/MathML">
  <semantics>
    <mrow>
      <mi>R</mi>
      <mi mathvariant="normal">=</mi>
      <mfrac>
        <mrow>
          <mi mathvariant="italic">CIR</mi>
          <mi mathvariant="normal">∗</mi>
          <mrow>
            <mo stretchy="false">(</mo>
            <mrow>
              <mi mathvariant="italic">CBS</mi>
              <mo stretchy="false">+</mo>
              <mi mathvariant="italic">EBS</mi>
            </mrow>
            <mo stretchy="false">)</mo>
          </mrow>
        </mrow>
        <mi mathvariant="italic">CBS</mi>
      </mfrac>
    </mrow>
    <annotation encoding="StarMath 5.0">R = {CIR * (CBS+EBS)} over {CBS} </annotation>
  </semantics>
</math>
</file>

<file path=Object 2/content.xml><?xml version="1.0" encoding="utf-8"?>
<math xmlns="http://www.w3.org/1998/Math/MathML">
  <semantics>
    <mtable>
      <mtr>
        <mtd>
          <mrow>
            <mi>R</mi>
            <mi mathvariant="normal">=</mi>
            <mi mathvariant="italic">CIR</mi>
          </mrow>
        </mtd>
      </mtr>
      <mtr>
        <mtd>
          <mrow>
            <mi mathvariant="italic">Burst</mi>
            <mrow>
              <mi mathvariant="italic">duration</mi>
              <mi mathvariant="normal">=</mi>
              <mi mathvariant="italic">EBS</mi>
            </mrow>
          </mrow>
        </mtd>
      </mtr>
    </mtable>
    <annotation encoding="StarMath 5.0">R = {CIR}newline 
Burst duration = EBS</annotation>
  </semantics>
</math>
</file>